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Bold" svg:font-family="Times-Bold"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4pt" fo:font-weight="bold" style:font-size-asian="14pt" style:font-weight-asian="bold" style:font-size-complex="14pt" style:font-weight-complex="bold"/>
    </style:style>
    <style:style style:name="P3" style:family="paragraph" style:parent-style-name="Text_20_body">
      <style:text-properties fo:font-size="14pt" fo:font-weight="normal" style:font-size-asian="14pt" style:font-weight-asian="normal" style:font-size-complex="14pt" style:font-weight-complex="normal"/>
    </style:style>
    <style:style style:name="P4" style:family="paragraph" style:parent-style-name="Text_20_body">
      <style:text-properties fo:font-size="12pt" fo:font-weight="bold" style:font-size-asian="12pt" style:font-weight-asian="bold" style:font-size-complex="12pt" style:font-weight-complex="bold"/>
    </style:style>
    <style:style style:name="P5" style:family="paragraph" style:parent-style-name="Text_20_body">
      <style:text-properties fo:font-size="12pt" fo:font-weight="normal" style:font-size-asian="12pt" style:font-weight-asian="normal" style:font-size-complex="12pt" style:font-weight-complex="normal"/>
    </style:style>
    <style:style style:name="P6" style:family="paragraph" style:parent-style-name="Text_20_body">
      <style:paragraph-properties fo:text-align="start" style:justify-single-word="false"/>
      <style:text-properties fo:font-size="12pt" style:font-size-asian="12pt" style:font-size-complex="12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Times-Bold" style:font-name-asian="Times-Bold" style:font-name-complex="Times-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Goal of Unshredding </text:span>= Reversing the shredding process and recovering the information printed on the little shredded strips. </text:p>
      <text:p text:style-name="P1">Most traditional and modern approaches require <text:span text:style-name="T2">human expertise</text:span> to solve the problem. Eg: carpet weavers during Iranian Revolution to recover documents</text:p>
      <text:p text:style-name="P1"><text:tab/><text:tab/><text:tab/> <text:s text:c="3"/>crowd-sourcing the solution on mechanical turk.</text:p>
      <text:p text:style-name="P1"><text:s/>Recent interest in more automatic methods, but most algorithms still rely on a human in the loop to oversee the process and provide help with tricky cases.</text:p>
      <text:p text:style-name="P1">This project, however, is looking at fully automatic approaches. </text:p>
      <text:p text:style-name="P1">Project goals in very vague terms: divide the work based on processing steps involved and based on several categories of document classes. </text:p>
      <text:p text:style-name="P1">Try various things, both from literature and novel and look at what works and what doesn’t, resulting in the implementation of a actual unshredder. </text:p>
      <text:p text:style-name="P3"><text:span text:style-name="T2">Processing steps</text:span></text:p>
      <text:p text:style-name="P3">pre-processing of strips: minimum edge detection + orientation detection, <text:s/>feature extraction</text:p>
      <text:p text:style-name="P3">cost measure: how well two pieces match together. Eg: minimize 1bit cost</text:p>
      <text:p text:style-name="P3">search method: finding some permutation of pieces with small total cost: Eg: greedy clustering, local search methods, reduction to integer linear programming</text:p>
      <text:p text:style-name="P3">Optional: evaluation and refine search: determining how good the permutation is, if it is insufficient some search can be attempted again. In some cases the search space can be reduced by searching only within clusters( multiple pages) or by merging good matching pieces into a new single piece. Step can be repeated.</text:p>
      <text:p text:style-name="P2">Categories of document classes:</text:p>
      <text:p text:style-name="P3">Strip shredded vs. Cross cut shredded</text:p>
      <text:p text:style-name="P3">Number of pieces. (automated methods &lt; 500. Darpa challenge 5 – 6000 )</text:p>
      <text:p text:style-name="P3">Document contents: Text documents vs. Pictures vs. Mixed files( figures, etc)</text:p>
      <text:p text:style-name="P3">Within Text documents: table of contents, whitespace, tables, chapters headings</text:p>
      <text:p text:style-name="P3">Single page or multiple pages mixed together. Most automated approaches handle single page.</text:p>
      <text:p text:style-name="P3">Huge number of special cases and corner cases. Hand torn/bent <text:s/>after shredding. Imperfect shredding (torn edges, missing pieces), jammed or moved while shredding (non-straight cut lines).</text:p>
      <text:p text:style-name="P3"/>
      <text:p text:style-name="P2">Lit. Review</text:p>
      <text:p text:style-name="P3"><text:span text:style-name="T2">Clustering </text:span>approaches<text:span text:style-name="T2"> </text:span>– might be useful as an initial step when handling multiple documents. (eg: using color, texture information)</text:p>
      <text:p text:style-name="P3"><text:span text:style-name="T2">Greedy </text:span>solutions of varying complexity. Eg: Greedy1D, Prim, Greedy2D</text:p>
      <text:p text:style-name="P3"><text:soft-page-break/>Reduction to <text:span text:style-name="T2">NP hard </text:span>problem, eg(TSP) and using well known solvers</text:p>
      <text:p text:style-name="P3">Reduction to <text:span text:style-name="T2">integer linear programming</text:span> problem. Only attempted on strip shredded documents. Accurate but very slow, stopped at 150 pieces.</text:p>
      <text:p text:style-name="P3">Lot of effort in using various <text:span text:style-name="T2">local search methods</text:span> like (Variable Neighbourhood Descent- swap move, shift move over increasing distances- , ant colony optimization). Method that appears to perform best so far uses a variable neighbourhood search + genetic algorithm</text:p>
      <text:p text:style-name="P3">Some effort in <text:span text:style-name="T2">preprocessing</text:span> the pieces. Straightening,edge detection, orientation detection, row detection.</text:p>
      <text:p text:style-name="P3">Very little effort on the <text:span text:style-name="T2">cost function</text:span> that determines how well 2 edges match. Most approaches use a simple gaussian comparison over neighbouring pixels + maybe some elimination criteria (not enough black, mismatch between no of lines or line alignment</text:p>
      <text:p text:style-name="P3">Very little effort in <text:span text:style-name="T2">OCR</text:span>. One paper did recognition of split letters. Nothing higher than the letter level (learn characters from text, no real performance measure)</text:p>
      <text:p text:style-name="P3"><text:span text:style-name="T2">Evaluation:</text:span> either number of correct edges or sum of cost function scores compared to that of the original document.</text:p>
      <text:p text:style-name="P2"/>
      <text:p text:style-name="P2">Progress:</text:p>
      <text:p text:style-name="P3">Overview of literature.</text:p>
      <text:p text:style-name="P3">Started coding up baseline solutions (prim, greedy1D), baseline cost functions (1 bit compare, 5 bit gaussian, similar two but only considering black bits) and utility functions (edge cost simulator gaussian for correct matches, gaussian for wrong matches &amp; random noise; image processing function that can split a picture into any number of shreds, which can be feed to cost functions)</text:p>
      <text:p text:style-name="P3">Looking into getting CPLEX on dice machines for ILP approach.</text:p>
      <text:p text:style-name="P4"/>
      <text:p text:style-name="P6"><text:span text:style-name="T2">Sem1 </text:span><text:span text:style-name="T1">Week 5 – Implement Greedy2D &amp; Cost function as in </text:span><text:span text:style-name="T3"><text:s/>Azzam Sleit et. al. Paper. Clean up code.</text:span></text:p>
      <text:p text:style-name="P6"><text:span text:style-name="T3">Weeks 6-7 – Get ILP approach working, see what complexity it can handle.</text:span></text:p>
      <text:p text:style-name="P6"><text:span text:style-name="T3">Weeks 8-9 – Look into OCR approaches. Try to determine importance of cost function vs. Searching method for different document types</text:span></text:p>
      <text:p text:style-name="P6"><text:span text:style-name="T3">Weeks 10 – 12 – Depending on previous results, focus on either cost functions or search methods.</text:span></text:p>
      <text:p text:style-name="P5"><text:span text:style-name="T2">Sem2 </text:span>Weeks 1-2 Write up interim report, start running experiments for inclusion in final report</text:p>
      <text:p text:style-name="P5">Weeks 3 – 5 Look into expanding the scope. Better handling of multiple documents, better handling of torn/missing pieces, better handling of different types of documents. </text:p>
      <text:p text:style-name="P5">Weeks 6-8 Experiments, start on report, any last improvements.</text:p>
      <text:p text:style-name="P5">Weeks 9-12 More experiments, finish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Times-Bold" svg:font-family="Times-Bold"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Bitstream Vera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Bitstream Vera Sans" style:font-size-asian="24pt" style:font-weight-asian="bold" style:font-name-complex="Lohit Devanagari" style:font-size-complex="2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van Ranca</meta:initial-creator>
    <meta:creation-date>2012-10-11T05:56:28</meta:creation-date>
    <dc:date>2012-10-11T15:22:19</dc:date>
    <dc:creator>Razvan Ranca</dc:creator>
    <meta:editing-duration>PT9H25M51S</meta:editing-duration>
    <meta:editing-cycles>13</meta:editing-cycles>
    <meta:generator>LibreOffice/3.4$Unix LibreOffice_project/340m1$Build-502</meta:generator>
    <meta:printed-by>Razvan Ranca</meta:printed-by>
    <meta:print-date>2012-10-11T13:56:54</meta:print-date>
    <meta:document-statistic meta:table-count="0" meta:image-count="0" meta:object-count="0" meta:page-count="2" meta:paragraph-count="41" meta:word-count="707" meta:character-count="4636" meta:non-whitespace-character-count="3950"/>
  </office:meta>
</office:document-meta>
</file>